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list-style-name="WWNum33">
      <style:text-properties style:font-name="Times New Roman1" fo:font-size="12pt"/>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style:font-name="Times New Roman1" fo:font-size="12pt"/>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7</text:p>
          </table:table-cell>
        </table:table-row>
        <table:table-row>
          <table:table-cell table:style-name="Table1.A1" office:value-type="string">
            <text:p text:style-name="P2">Current Build</text:p>
          </table:table-cell>
          <table:table-cell table:style-name="Table1.B1" office:value-type="float" office:value="70126">
            <text:p text:style-name="P2">08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6027600851229718832" text:style-name="WWNum33">
        <text:list-item>
          <text:p text:style-name="P14">Commit #536 – Update – 'model.php' – simplification of the 'Settings/System Status/Maxair versions' pop-up..</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2" office:value-type="float" office:value="45990">
            <text:p text:style-name="P4">07/01/26</text:p>
          </table:table-cell>
          <table:table-cell table:style-name="Table46.A2" office:value-type="float" office:value="3.15">
            <text:p text:style-name="P4">3.17</text:p>
          </table:table-cell>
          <table:table-cell table:style-name="Table46.A2" office:value-type="float" office:value="291125">
            <text:p text:style-name="P4">07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2" office:value-type="float" office:value="45990">
            <text:p text:style-name="P4">08/01/26</text:p>
          </table:table-cell>
          <table:table-cell table:style-name="Table46.A2" office:value-type="float" office:value="3.15">
            <text:p text:style-name="P4">3.17</text:p>
          </table:table-cell>
          <table:table-cell table:style-name="Table46.A2" office:value-type="float" office:value="291125">
            <text:p text:style-name="P4">08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08T09:02:57.35</dc:date>
    <meta:print-date>2024-04-17T07:07:00Z</meta:print-date>
    <meta:editing-cycles>119</meta:editing-cycles>
    <meta:editing-duration>P2DT8H43M43S</meta:editing-duration>
    <meta:document-statistic meta:table-count="46" meta:image-count="0" meta:object-count="0" meta:page-count="48" meta:paragraph-count="3102" meta:word-count="11812" meta:character-count="7439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cuments/MaxMin/New%20folder/changelog.odt/Normal.dotm"/>
  </office:meta>
</office:document-meta>
</file>